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</style:style>
    <style:style style:name="ce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6.7997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4.04937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This boi gon be asynchronous!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3">
            <text:p>C</text:p>
          </table:table-cell>
          <table:table-cell office:value-type="string" table:style-name="ce3">
            <text:p>B</text:p>
          </table:table-cell>
          <table:table-cell office:value-type="string" table:style-name="ce3">
            <text:p>A</text:p>
          </table:table-cell>
          <table:table-cell office:value-type="string" table:style-name="ce1">
            <text:p>C+</text:p>
          </table:table-cell>
          <table:table-cell office:value-type="string" table:style-name="ce1">
            <text:p>B+</text:p>
          </table:table-cell>
          <table:table-cell office:value-type="string" table:style-name="ce1">
            <text:p>A+</text:p>
          </table:table-cell>
          <table:table-cell office:value-type="string" table:style-name="ce2">
            <text:p>waiting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style-name="ro1">
          <table:table-cell/>
          <table:table-cell table:style-name="ce1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5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waiting = C'B'A'sensor'carreset' or C'B'A'(sensor)carreset' or C'B'A'carreset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table:style-name="ce1">
            <text:p>waiting = A + B + C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C+ = C + BA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table:style-name="ce1">
            <text:p>B+ = B'A + BA' + CA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table:style-name="ce1">
            <text:p>A+ = A' + CB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rett Warren (CMP - Student)</dc:creator>
    <meta:creation-date>2018-10-28T12:09:04Z</meta:creation-date>
    <dc:date>2018-11-01T18:40:28Z</dc:date>
    <meta:editing-cycles>1</meta:editing-cycles>
    <meta:editing-duration>PT3237S</meta:editing-duration>
  </office:meta>
</office:document-meta>
</file>